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">
      <style:paragraph-properties fo:margin-left="1.296cm" fo:margin-right="0cm" fo:text-indent="0cm" style:auto-text-indent="false" style:page-number="auto" style:text-autospace="none"/>
    </style:style>
    <style:style style:name="P3" style:family="paragraph" style:parent-style-name="Standard" style:master-page-name="">
      <style:paragraph-properties fo:margin-left="1.296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master-page-name="">
      <style:paragraph-properties fo:margin-left="1.296cm" fo:margin-right="0cm" fo:text-indent="0cm" style:auto-text-indent="false" style:page-number="auto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5" style:family="paragraph" style:parent-style-name="Standard">
      <style:paragraph-properties fo:margin-left="1.296cm" fo:margin-right="0cm" fo:text-indent="0cm" style:auto-text-indent="false"/>
    </style:style>
    <style:style style:name="P6" style:family="paragraph" style:parent-style-name="Standard">
      <style:paragraph-properties fo:margin-left="1.296cm" fo:margin-right="0cm" fo:text-indent="0cm" style:auto-text-indent="fals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Standard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fo:margin-left="1.296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>
      <style:paragraph-properties fo:margin-left="1.296cm" fo:margin-right="0cm" fo:text-indent="0cm" style:auto-text-indent="false"/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10" style:family="paragraph" style:parent-style-name="Standard" style:master-page-name="">
      <style:paragraph-properties fo:margin-left="1.191cm" fo:margin-right="0cm" fo:text-indent="0cm" style:auto-text-indent="false" style:page-number="auto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margin-left="1.191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12" style:family="paragraph" style:parent-style-name="Standard">
      <style:paragraph-properties fo:margin-left="1.191cm" fo:margin-right="0cm" fo:text-indent="0cm" style:auto-text-indent="false" style:text-autospace="non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3" style:family="paragraph" style:parent-style-name="Standard" style:master-page-name="">
      <style:paragraph-properties fo:margin-left="1.164cm" fo:margin-right="0cm" fo:text-indent="0cm" style:auto-text-indent="false" style:page-number="auto" style:text-autospace="none"/>
    </style:style>
    <style:style style:name="P14" style:family="paragraph" style:parent-style-name="Standard">
      <style:paragraph-properties fo:margin-left="1.164cm" fo:margin-right="0cm" fo:text-indent="0cm" style:auto-text-indent="false" style:text-autospace="none"/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P15" style:family="paragraph" style:parent-style-name="Standard" style:master-page-name="">
      <style:paragraph-properties fo:margin-left="1.217cm" fo:margin-right="0cm" fo:text-indent="0cm" style:auto-text-indent="false" style:page-number="auto"/>
    </style:style>
    <style:style style:name="P16" style:family="paragraph" style:parent-style-name="Standard">
      <style:paragraph-properties fo:margin-left="1.217cm" fo:margin-right="0cm" fo:text-indent="0cm" style:auto-text-indent="false"/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color="#3333ff"/>
    </style:style>
    <style:style style:name="P20" style:family="paragraph" style:parent-style-name="Standard" style:list-style-name="L1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1" style:family="paragraph" style:parent-style-name="Standard" style:list-style-name="L1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P22" style:family="paragraph" style:parent-style-name="Standard" style:list-style-name="L1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23" style:family="paragraph" style:parent-style-name="Standard" style:list-style-name="L2">
      <style:text-properties fo:color="#00cc00"/>
    </style:style>
    <style:style style:name="P24" style:family="paragraph" style:parent-style-name="Standard">
      <style:paragraph-properties fo:margin-left="1.296cm" fo:margin-right="0cm" fo:text-indent="0cm" style:auto-text-indent="false"/>
    </style:style>
    <style:style style:name="P25" style:family="paragraph" style:parent-style-name="Standard" style:list-style-name="L1">
      <style:paragraph-properties fo:margin-left="1.296cm" fo:margin-right="0cm" fo:text-indent="0cm" style:auto-text-indent="false"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6" style:family="paragraph" style:parent-style-name="Standard">
      <style:paragraph-properties fo:margin-left="1.296cm" fo:margin-right="0cm" fo:text-indent="0cm" style:auto-text-indent="false"/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P27" style:family="paragraph" style:parent-style-name="Standard" style:master-page-name="">
      <style:paragraph-properties fo:margin-left="1.296cm" fo:margin-right="0cm" fo:text-indent="0cm" style:auto-text-indent="false" style:page-number="auto"/>
      <style:text-properties style:use-window-font-color="true"/>
    </style:style>
    <style:style style:name="P28" style:family="paragraph" style:parent-style-name="Standard" style:list-style-name="L1" style:master-page-name="">
      <style:paragraph-properties style:page-number="auto"/>
    </style:style>
    <style:style style:name="P29" style:family="paragraph" style:parent-style-name="Standard" style:list-style-name="L2" style:master-page-name="">
      <style:paragraph-properties style:page-number="auto"/>
      <style:text-properties fo:color="#00cc00"/>
    </style:style>
    <style:style style:name="T1" style:family="text">
      <style:text-properties fo:color="#3333ff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ff00cc"/>
    </style:style>
    <style:style style:name="T6" style:family="text">
      <style:text-properties fo:color="#ff00cc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0" style:family="text">
      <style:text-properties fo:color="#40ffff" style:font-name="Lucida Console" fo:font-size="9pt" style:font-name-asian="Lucida Console" style:font-size-asian="9pt" style:font-name-complex="Lucida Console" style:font-size-complex="9pt"/>
    </style:style>
    <style:style style:name="T11" style:family="text">
      <style:text-properties fo:color="#40ff40" style:font-name="Lucida Console" fo:font-size="9pt" style:font-name-asian="Lucida Console" style:font-size-asian="9pt" style:font-name-complex="Lucida Console" style:font-size-complex="9pt"/>
    </style:style>
    <style:style style:name="T12" style:family="text">
      <style:text-properties fo:color="#0000ff"/>
    </style:style>
    <style:style style:name="T13" style:family="text">
      <style:text-properties fo:color="#ff33ff" style:font-name="Lucida Console" fo:font-size="9pt" style:font-name-asian="Lucida Console" style:font-size-asian="9pt" style:font-name-complex="Lucida Console" style:font-size-complex="9pt"/>
    </style:style>
    <style:style style:name="T14" style:family="text">
      <style:text-properties fo:color="#ff33ff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ucida Console" fo:font-size="9pt" style:font-name-asian="Lucida Console" style:font-size-asian="9pt" style:font-name-complex="Lucida Console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Git</text:p>
      <text:p text:style-name="Standard"/>
      <text:p text:style-name="P1">About GitHub</text:p>
      <text:p text:style-name="Standard"/>
      <text:p text:style-name="Standard"/>
      <text:p text:style-name="P1">Registering on github</text:p>
      <text:p text:style-name="Standard"/>
      <text:p text:style-name="P1">Installing Git</text:p>
      <text:p text:style-name="Standard"/>
      <text:p text:style-name="P1">Moving an existing project to git ( after Git is installed)</text:p>
      <text:list xml:id="list1895158875213779122" text:style-name="L1">
        <text:list-item>
          <text:p text:style-name="P18">Open file explorer and navigate to the project directory</text:p>
          <text:p text:style-name="P18"/>
        </text:list-item>
        <text:list-item>
          <text:p text:style-name="P18">Inside the project directory - right click in open space and select <text:span text:style-name="T1">"git bash here"</text:span></text:p>
          <text:p text:style-name="P19"/>
        </text:list-item>
        <text:list-item>
          <text:p text:style-name="P18">This will open a bash terminal – then run these commands </text:p>
          <text:p text:style-name="P20"><text:span text:style-name="T5">$ git init</text:span> <text:s text:c="3"/>(create the repositort)</text:p>
        </text:list-item>
      </text:list>
      <text:p text:style-name="P2"><text:span text:style-name="T8">Initialized empty Git repository in </text:span><text:a xlink:type="simple" xlink:href="../../../../cake/transperth/.git/" text:style-name="Internet_20_link" text:visited-style-name="Visited_20_Internet_20_Link">C:/cake/transperth/.git/</text:a></text:p>
      <text:p text:style-name="P7"/>
      <text:list xml:id="list28753678" text:continue-numbering="true" text:style-name="L1">
        <text:list-header>
          <text:p text:style-name="P25"><text:span text:style-name="T5">$ git status</text:span> <text:s/>(state what has been committed so far)</text:p>
          <text:p text:style-name="P25"><text:span text:style-name="T5">$ git add -A</text:span> <text:s/>(add all files to the <text:span text:style-name="T12">"index"/"staging area"</text:span>) </text:p>
          <text:p text:style-name="P25"><text:span text:style-name="T5">$ git status</text:span> <text:s/>(state what has been committed so far)</text:p>
        </text:list-header>
      </text:list>
      <text:p text:style-name="P7"/>
      <text:list xml:id="list28736807" text:continue-numbering="true" text:style-name="L1">
        <text:list-item>
          <text:p text:style-name="P18">The next step would normally be commit, but you have to say who you are with below commands</text:p>
        </text:list-item>
      </text:list>
      <text:p text:style-name="P3">$ git config --global user.name "brendan"</text:p>
      <text:p text:style-name="P8">$ git config --global user.email "sand_groper80@hotmail.com"</text:p>
      <text:p text:style-name="P6"/>
      <text:list xml:id="list28728979" text:continue-numbering="true" text:style-name="L1">
        <text:list-item>
          <text:p text:style-name="P18">Now can commit all files in the project to the master</text:p>
          <text:p text:style-name="P21">$ git commit -a -m "first transperth commit"</text:p>
          <text:p text:style-name="P18"><text:span text:style-name="T7">Note:</text:span> -a instead of -A</text:p>
          <text:p text:style-name="P18"><text:span text:style-name="T7">Note:</text:span> you must add a message using -m "message body"</text:p>
          <text:p text:style-name="P18"/>
        </text:list-item>
      </text:list>
      <text:p text:style-name="P10">$ git status</text:p>
      <text:p text:style-name="P11">On branch master</text:p>
      <text:p text:style-name="P11">nothing to commit, working tree clean</text:p>
      <text:p text:style-name="P11"/>
      <text:p text:style-name="P12">$ git log</text:p>
      <text:p text:style-name="P13"><text:span text:style-name="T9">commit 4f9a4da3771c504dcfadf611eb0ede434f6014ef (</text:span><text:span text:style-name="T10">HEAD -&gt; </text:span><text:span text:style-name="T11">master</text:span><text:span text:style-name="T9">)</text:span></text:p>
      <text:p text:style-name="P14">Author: brendan &lt;sand_groper80@hotmail.com&gt;</text:p>
      <text:p text:style-name="P14">Date: <text:s text:c="2"/>Tue May 22 13:42:08 2018 +0800</text:p>
      <text:p text:style-name="P14"/>
      <text:p text:style-name="P14"><text:s text:c="4"/>first transperth commit</text:p>
      <text:p text:style-name="P11"/>
      <text:list xml:id="list28742951" text:continue-numbering="true" text:style-name="L1">
        <text:list-item>
          <text:p text:style-name="P18">All good so far and we are now free to edit files in the working area</text:p>
          <text:p text:style-name="P18">meaning the original directory. Git log</text:p>
          <text:p text:style-name="P18"/>
        </text:list-item>
        <text:list-item>
          <text:p text:style-name="P18">If we add a new file you must add it to the "index"</text:p>
          <text:p text:style-name="P18"/>
        </text:list-item>
      </text:list>
      <text:p text:style-name="P15"><text:span text:style-name="T6">$ git add "filename" <text:s text:c="4"/></text:span><text:span text:style-name="T3">(after the file is created)</text:span></text:p>
      <text:p text:style-name="P16"><text:span text:style-name="T6">$ git commit </text:span>"filename" <text:span text:style-name="T6"><text:s/></text:span><text:span text:style-name="T2">(after changes have been done)</text:span></text:p>
      <text:p text:style-name="P16"/>
      <text:p text:style-name="P16"/>
      <text:list xml:id="list28743448" text:continue-numbering="true" text:style-name="L1">
        <text:list-item>
          <text:p text:style-name="P18">If we modify an existing file ( not you still have to add....)</text:p>
          <text:p text:style-name="P18"/>
          <text:p text:style-name="P28"><text:span text:style-name="T6">$ git add "filename" <text:s text:c="4"/></text:span><text:span text:style-name="T3">(after the file is created)</text:span></text:p>
          <text:p text:style-name="P21">$ git commit "filename" <text:s/><text:span text:style-name="T2">(after changes have been done)</text:span></text:p>
          <text:p text:style-name="P18"/>
        </text:list-item>
        <text:list-item>
          <text:p text:style-name="P18">At any time you can get help for a command as below</text:p>
          <text:p text:style-name="P22">$ git help command <text:s text:c="7"/><text:span text:style-name="T2">(where </text:span>command <text:span text:style-name="T2">could be commit or whatever)</text:span></text:p>
          <text:p text:style-name="P20">This will open a web page of the manual for that command.</text:p>
          <text:p text:style-name="P18"/>
        </text:list-item>
        <text:list-item>
          <text:p text:style-name="P18">The master should contain the final working code at any time</text:p>
          <text:p text:style-name="P18"><text:soft-page-break/>You can edit files in the master working area for small changes to small single user projects and then commit when done.</text:p>
        </text:list-item>
      </text:list>
      <text:p text:style-name="Standard"/>
      <text:list xml:id="list28753341" text:continue-numbering="true" text:style-name="L1">
        <text:list-item>
          <text:p text:style-name="P18">It normal practice however to do larger scale or multi user changes in a <text:span text:style-name="T14">branch</text:span> or multiple branches. Branches are cheap to create, merge and destroy so its best practice to make a branch for every new feature for example ( or specfic bug fix).</text:p>
          <text:p text:style-name="P18"/>
        </text:list-item>
      </text:list>
      <text:p text:style-name="P17">You create a branch as below:</text:p>
      <text:list xml:id="list28748828" text:continue-numbering="true" text:style-name="L1">
        <text:list-header>
          <text:p text:style-name="P18"/>
          <text:p text:style-name="P22">$ git branch testbranch <text:s text:c="4"/><text:span text:style-name="T2">(where </text:span>testbranch<text:span text:style-name="T2"> is any name you like)</text:span></text:p>
          <text:p text:style-name="P22">$ git checkout testbranch <text:s text:c="2"/><text:span text:style-name="T2">(moves the </text:span>"HEAD"<text:span text:style-name="T2"> to the branch)</text:span></text:p>
          <text:p text:style-name="P22"><text:span text:style-name="T4">Note:</text:span><text:span text:style-name="T2"> The files you see in you work area will be the branch files</text:span></text:p>
          <text:p text:style-name="P20"/>
        </text:list-header>
      </text:list>
      <text:p text:style-name="P4">Then you can make changes to files add new files etc.</text:p>
      <text:p text:style-name="P6">Use add/commit as you go until all is good.</text:p>
      <text:p text:style-name="P6"/>
      <text:p text:style-name="P6">When all the changes are done and working you can then merge branch back into the master to get a new working version.</text:p>
      <text:p text:style-name="P6"/>
      <text:list xml:id="list28754696" text:continue-numbering="true" text:style-name="L1">
        <text:list-header>
          <text:p text:style-name="P18"><text:span text:style-name="T13">$ git checkout master <text:s text:c="5"/></text:span><text:span text:style-name="T3">(moves the </text:span><text:span text:style-name="T13">"HEAD"</text:span><text:span text:style-name="T3"> to the master)</text:span><text:span text:style-name="T13"> <text:s text:c="4"/></text:span></text:p>
          <text:p text:style-name="P22">$ git merge testbranch <text:s text:c="4"/><text:span text:style-name="T2">(merge the testbranch branch)</text:span></text:p>
          <text:p text:style-name="P22">$ git branch -d testbranch <text:span text:style-name="T2">(delete the testbranch branch)</text:span></text:p>
        </text:list-header>
      </text:list>
      <text:p text:style-name="Standard"><text:s/></text:p>
      <text:list xml:id="list28736865" text:continue-numbering="true" text:style-name="L1">
        <text:list-item>
          <text:p text:style-name="P18">For a couple of good reasons, we also need to store our project in a remote repository. </text:p>
          <text:p text:style-name="P18">This is where GitHub comes in.</text:p>
        </text:list-item>
      </text:list>
      <text:list xml:id="list4548668998411099751" text:style-name="L2">
        <text:list-item>
          <text:p text:style-name="P29">First reason is for backup.</text:p>
        </text:list-item>
        <text:list-item>
          <text:p text:style-name="P23">Second reason is for sharing and collaboration.</text:p>
        </text:list-item>
      </text:list>
      <text:p text:style-name="P5"/>
      <text:p text:style-name="P5">Login to account on GitHub.</text:p>
      <text:p text:style-name="P5">Create a new repository (<text:span text:style-name="T15">no README, no Licence, no Key</text:span>)</text:p>
      <text:p text:style-name="P5">Give it a name .. say "transperth". ( my username is bcperth)</text:p>
      <text:p text:style-name="P5">URL for the repository will be:</text:p>
      <text:list xml:id="list28746106" text:continue-list="list28736865" text:style-name="L1">
        <text:list-header>
          <text:p text:style-name="P18"><text:s/><text:span text:style-name="T13">https://github.com/bcperth/transperth.git</text:span></text:p>
        </text:list-header>
      </text:list>
      <text:p text:style-name="P5"/>
      <text:p text:style-name="P5">Now tell git locally about this origin</text:p>
      <text:p text:style-name="P9">$ git remote add origin https://github.com/bcperth/transperth.git</text:p>
      <text:p text:style-name="P9">$ git checkout master </text:p>
      <text:p text:style-name="P9">$ git push origin master</text:p>
      <text:p text:style-name="P9"/>
      <text:list xml:id="list28740210" text:continue-numbering="true" text:style-name="L1">
        <text:list-item>
          <text:p text:style-name="P18">Its not obvious when you open a git terminal, what is the name or URL of your remote, or if there is one. In the example above the name is "origin" and the URL is <text:span text:style-name="T3">https://github.com/bcperth/transperth.git. </text:span></text:p>
        </text:list-item>
      </text:list>
      <text:p text:style-name="P27"><text:span text:style-name="T17">You can find this information in 2 ways:</text:span></text:p>
      <text:p text:style-name="P5"><text:span text:style-name="T13">a) Open the config file (located in the .git directory) with "VSCode". If a remote has been configured, it will be visible.</text:span></text:p>
      <text:p text:style-name="P5"><text:span text:style-name="T13">b) git remote get-url origin –all <text:s text:c="3"/></text:span><text:span text:style-name="T3">will tell you or error if none.</text:span></text:p>
      <text:p text:style-name="Standard"><text:span text:style-name="T13"/></text:p>
      <text:list xml:id="list28746671" text:continue-numbering="true" text:style-name="L1">
        <text:list-item>
          <text:p text:style-name="P18">Make a <text:span text:style-name="T16">website</text:span> at gh-pages.</text:p>
          <text:p text:style-name="P18">Assuming your project has an index.html and is located in the main folder......</text:p>
          <text:p text:style-name="P18">Make a branch as below (you must call it gh-pages)</text:p>
          <text:p text:style-name="P22">$ git branch -b gh-pages <text:s text:c="3"/><text:span text:style-name="T2">(gh-pages now contains copy of master)</text:span> </text:p>
          <text:p text:style-name="P20">The HEAD is now at the new branch</text:p>
          <text:p text:style-name="P20">Now push the new branch to github </text:p>
          <text:p text:style-name="P22">$ git push origin gh-pages <text:s/><text:span text:style-name="T2">(will create a new github branch called gh-pages)</text:span></text:p>
          <text:p text:style-name="P22"/>
        </text:list-item>
        <text:list-item>
          <text:p text:style-name="P18">Update website at gh-pages</text:p>
          <text:p text:style-name="P18">After changing master you may need to update the website branch on github</text:p>
          <text:p text:style-name="P18"/>
          <text:p text:style-name="P18"><text:span text:style-name="T13">$ git checkout gh-pages</text:span><text:span text:style-name="T3"> // go to the gh-pages branch</text:span></text:p>
          <text:p text:style-name="P18"><text:span text:style-name="T13">$ git rebase master</text:span><text:span text:style-name="T3"> // bring gh-pages up to date with master</text:span></text:p>
          <text:p text:style-name="P18"><text:span text:style-name="T13">$ git push origin gh-pages</text:span><text:span text:style-name="T3"> // commit the changes</text:span></text:p>
          <text:p text:style-name="P18"><text:span text:style-name="T13">$ git checkout master</text:span><text:span text:style-name="T3"> // return to the master branch</text:span></text:p>
        </text:list-item>
      </text:list>
      <text:p text:style-name="Standard"/>
      <text:list xml:id="list28745661" text:continue-numbering="true" text:style-name="L1">
        <text:list-item>
          <text:p text:style-name="P18"><text:soft-page-break/>asdasd</text:p>
        </text:list-item>
      </text:list>
      <text:p text:style-name="Standard"/>
      <text:p text:style-name="Standard"/>
      <text:p text:style-name="Standard"/>
      <text:p text:style-name="Standard">End of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4M16S</meta:editing-duration>
    <meta:editing-cycles>7</meta:editing-cycles>
    <meta:generator>OpenOffice/4.1.4$Win32 OpenOffice.org_project/414m5$Build-9788</meta:generator>
    <dc:date>2018-07-13T08:54:41.26</dc:date>
    <dc:creator>Brendan Curtin</dc:creator>
    <meta:document-statistic meta:table-count="0" meta:image-count="0" meta:object-count="0" meta:page-count="3" meta:paragraph-count="85" meta:word-count="822" meta:character-count="4560"/>
    <meta:user-defined meta:name="Info 1"/>
    <meta:user-defined meta:name="Info 2"/>
    <meta:user-defined meta:name="Info 3"/>
    <meta:user-defined meta:name="Info 4"/>
  </office:meta>
</office:document-meta>
</file>